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0995"/>
    </style:style>
    <style:style style:name="P2" style:family="paragraph" style:parent-style-name="Text_20_body">
      <style:text-properties officeooo:rsid="00040995" officeooo:paragraph-rsid="00040995"/>
    </style:style>
    <style:style style:name="P3" style:family="paragraph" style:parent-style-name="Text_20_body">
      <style:text-properties officeooo:rsid="0004f57b" officeooo:paragraph-rsid="0004f57b"/>
    </style:style>
    <style:style style:name="P4" style:family="paragraph" style:parent-style-name="Standard">
      <style:paragraph-properties fo:text-align="start" style:justify-single-word="false">
        <style:tab-stops>
          <style:tab-stop style:position="10.213cm"/>
        </style:tab-stops>
      </style:paragraph-properties>
      <style:text-properties officeooo:rsid="0000e1b2" officeooo:paragraph-rsid="0000e1b2"/>
    </style:style>
    <style:style style:name="T1" style:family="text">
      <style:text-properties fo:text-transform="uppercase" fo:background-color="transparent" loext:char-shading-value="0"/>
    </style:style>
    <style:style style:name="T2" style:family="text">
      <style:text-properties officeooo:rsid="0002ba40"/>
    </style:style>
    <style:style style:name="T3" style:family="text">
      <style:text-properties officeooo:rsid="0004f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">Martin trumann</text:span></text:p>
      <text:p text:style-name="P4"><text:tab/>Karala küla</text:p>
      <text:p text:style-name="P4"><text:tab/>Saaremaa vald</text:p>
      <text:p text:style-name="P4"><text:tab/>tel: 5108 720</text:p>
      <text:p text:style-name="P4"><text:tab/>E-post: <text:a xlink:type="simple" xlink:href="mailto:martin.trumann@gmail.com" text:style-name="Internet_20_link" text:visited-style-name="Visited_20_Internet_20_Link">martin.trumann@gmail.com</text:a></text:p>
      <text:p text:style-name="P4"/>
      <text:p text:style-name="P4"/>
      <text:p text:style-name="P4">Hr Kalju Pank</text:p>
      <text:p text:style-name="P4">AS Gigabait</text:p>
      <text:p text:style-name="P4">Monitori 22<text:tab/>30.jaanuar.2018</text:p>
      <text:p text:style-name="P4">93818 KURESSAARE</text:p>
      <text:p text:style-name="P4"/>
      <text:p text:style-name="P4"/>
      <text:p text:style-name="P4"/>
      <text:p text:style-name="P4">Motivatsioonikiri</text:p>
      <text:p text:style-name="P4"/>
      <text:p text:style-name="P4">Lugupeetud härra Pank</text:p>
      <text:p text:style-name="P4"/>
      <text:p text:style-name="Text_20_body">Soovin kanditeerida teie firmasse</text:p>
      <text:p text:style-name="Text_20_body">Lisatud CV annab ülevaate minu eelnevatest saavutustest ning oskustest teha programmeerimistöid. <text:span text:style-name="T2">Lisaks toon käesoleva kirjaga välja oma oskused, mis vastavad Teie tööpakkumises esitatud nõudmistele.</text:span></text:p>
      <text:p text:style-name="P1">Omandan hetkel nooremtarkvaraarendaja haridust Kuressaare Ametikooli<text:span text:style-name="T2">s. Kõikides erialaainetes olen saanud viie. Oskan programmeerida mitmes keeles nagu näiteks Python, C ja JS, Kasutan igapäev Ubuntut ja oskan kasutada Bash-i. Olen väga huvitatud serveritest ja nendega töötamisest</text:span></text:p>
      <text:p text:style-name="P2">Olen tutvunud teie kodulehel olevate tingimustega ja arvan, et ma sobin teie ettevõttesse.</text:p>
      <text:p text:style-name="P3">Kui Teil tekib täiendavaid küsimusi olen nendele nõus vastama teile sobival ajal. olen kättesaadaval ülaltoodud kontaktidel ja ootan Teiega kohtumist.</text:p>
      <text:p text:style-name="P2"/>
      <text:p text:style-name="P2">Lugupidamisega</text:p>
      <text:p text:style-name="P2">Martin Tru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mann</meta:initial-creator>
    <meta:creation-date>2019-01-30T08:33:47.825993023</meta:creation-date>
    <dc:date>2019-01-30T09:17:05.661486237</dc:date>
    <dc:creator>Martin Trumann</dc:creator>
    <meta:editing-duration>PT56S</meta:editing-duration>
    <meta:editing-cycles>1</meta:editing-cycles>
    <meta:document-statistic meta:table-count="0" meta:image-count="0" meta:object-count="0" meta:page-count="1" meta:paragraph-count="18" meta:word-count="124" meta:character-count="974" meta:non-whitespace-character-count="863"/>
    <meta:generator>LibreOffice/6.1.4.2$Linux_X86_64 LibreOffice_project/10$Build-2</meta:generator>
  </office:meta>
</office:document-meta>
</file>